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12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sensusTime1-" table:style-name="ta1">
        <table:shapes>
          <draw:frame draw:z-index="0" draw:style-name="gr1" draw:text-style-name="P1" svg:width="453.51pt" svg:height="255.09pt" svg:x="34.7pt" svg:y="860.94pt">
            <loext:p draw:notify-on-update-of-ranges="'ConsensusTime1-'.C1:'ConsensusTime1-'.C1 'ConsensusTime1-'.C2:'ConsensusTime1-'.C49 'ConsensusTime1-'.D1:'ConsensusTime1-'.D1 'ConsensusTime1-'.D2:'ConsensusTime1-'.D49 'ConsensusTime1-'.E1:'ConsensusTime1-'.E1 'ConsensusTime1-'.E2:'ConsensusTime1-'.E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InSec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Non-Consensus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End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0557162" calcext:value-type="float">
            <text:p>1510557162</text:p>
          </table:table-cell>
          <table:table-cell office:value-type="float" office:value="0" calcext:value-type="float">
            <text:p>0</text:p>
          </table:table-cell>
          <table:table-cell table:formula="of:=[.B2]/1000000000" office:value-type="float" office:value="1.510557162" calcext:value-type="float">
            <text:p>1.510557162</text:p>
          </table:table-cell>
          <table:table-cell office:value-type="float" office:value="0.463506631" calcext:value-type="float">
            <text:p>0.463506631</text:p>
          </table:table-cell>
          <table:table-cell table:formula="of:=[.G2]-[.D2]" office:value-type="float" office:value="-1.510557162" calcext:value-type="float">
            <text:p>-1.510557162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.53066251327205E+018" calcext:value-type="float">
            <text:p>1.53066251327205E+018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7378670" calcext:value-type="float">
            <text:p>607378670</text:p>
          </table:table-cell>
          <table:table-cell table:formula="of:=[.G3]-[.E3]-[.D3]" office:value-type="float" office:value="0.732586788" calcext:value-type="float">
            <text:p>0.732586788</text:p>
          </table:table-cell>
          <table:table-cell table:formula="of:=[.B3]/1000000000" office:value-type="float" office:value="0.60737867" calcext:value-type="float">
            <text:p>0.60737867</text:p>
          </table:table-cell>
          <table:table-cell office:value-type="float" office:value="0.499544302" calcext:value-type="float">
            <text:p>0.499544302</text:p>
          </table:table-cell>
          <table:table-cell table:formula="of:=[.G3]-[.D3]" office:value-type="float" office:value="1.23213109" calcext:value-type="float">
            <text:p>1.23213109</text:p>
          </table:table-cell>
          <table:table-cell table:formula="of:=([.I3]-[.I2])/1000000000" office:value-type="float" office:value="1.83950976" calcext:value-type="float">
            <text:p>1.83950976</text:p>
          </table:table-cell>
          <table:table-cell office:value-type="float" office:value="472" calcext:value-type="float">
            <text:p>472</text:p>
          </table:table-cell>
          <table:table-cell office:value-type="float" office:value="1.53066251511156E+018" calcext:value-type="float">
            <text:p>1.53066251511156E+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13701217" calcext:value-type="float">
            <text:p>2613701217</text:p>
          </table:table-cell>
          <table:table-cell table:formula="of:=[.G4]-[.E4]-[.D4]" office:value-type="float" office:value="0.781121937" calcext:value-type="float">
            <text:p>0.781121937</text:p>
          </table:table-cell>
          <table:table-cell table:formula="of:=[.B4]/1000000000" office:value-type="float" office:value="2.613701217" calcext:value-type="float">
            <text:p>2.613701217</text:p>
          </table:table-cell>
          <table:table-cell office:value-type="float" office:value="0.522507022" calcext:value-type="float">
            <text:p>0.522507022</text:p>
          </table:table-cell>
          <table:table-cell table:formula="of:=[.G4]-[.D4]" office:value-type="float" office:value="1.303628959" calcext:value-type="float">
            <text:p>1.303628959</text:p>
          </table:table-cell>
          <table:table-cell table:formula="of:=([.I4]-[.I3])/1000000000" office:value-type="float" office:value="3.917330176" calcext:value-type="float">
            <text:p>3.917330176</text:p>
          </table:table-cell>
          <table:table-cell office:value-type="float" office:value="472" calcext:value-type="float">
            <text:p>472</text:p>
          </table:table-cell>
          <table:table-cell office:value-type="float" office:value="1.53066251902889E+018" calcext:value-type="float">
            <text:p>1.53066251902889E+0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77375432" calcext:value-type="float">
            <text:p>2677375432</text:p>
          </table:table-cell>
          <table:table-cell table:formula="of:=[.G5]-[.E5]-[.D5]" office:value-type="float" office:value="0.555632171" calcext:value-type="float">
            <text:p>0.555632171</text:p>
          </table:table-cell>
          <table:table-cell table:formula="of:=[.B5]/1000000000" office:value-type="float" office:value="2.677375432" calcext:value-type="float">
            <text:p>2.677375432</text:p>
          </table:table-cell>
          <table:table-cell office:value-type="float" office:value="0.751172365" calcext:value-type="float">
            <text:p>0.751172365</text:p>
          </table:table-cell>
          <table:table-cell table:formula="of:=[.G5]-[.D5]" office:value-type="float" office:value="1.306804536" calcext:value-type="float">
            <text:p>1.306804536</text:p>
          </table:table-cell>
          <table:table-cell table:formula="of:=([.I5]-[.I4])/1000000000" office:value-type="float" office:value="3.984179968" calcext:value-type="float">
            <text:p>3.984179968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2301307E+018" calcext:value-type="float">
            <text:p>1.53066252301307E+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00361" calcext:value-type="float">
            <text:p>5800361</text:p>
          </table:table-cell>
          <table:table-cell table:formula="of:=[.G6]-[.E6]-[.D6]" office:value-type="float" office:value="3.09037298" calcext:value-type="float">
            <text:p>3.09037298</text:p>
          </table:table-cell>
          <table:table-cell table:formula="of:=[.B6]/1000000000" office:value-type="float" office:value="0.005800361" calcext:value-type="float">
            <text:p>0.005800361</text:p>
          </table:table-cell>
          <table:table-cell office:value-type="float" office:value="1.028686819" calcext:value-type="float">
            <text:p>1.028686819</text:p>
          </table:table-cell>
          <table:table-cell table:formula="of:=[.G6]-[.D6]" office:value-type="float" office:value="4.119059799" calcext:value-type="float">
            <text:p>4.119059799</text:p>
          </table:table-cell>
          <table:table-cell table:formula="of:=([.I6]-[.I5])/1000000000" office:value-type="float" office:value="4.12486016" calcext:value-type="float">
            <text:p>4.12486016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2713793E+018" calcext:value-type="float">
            <text:p>1.53066252713793E+0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25382313" calcext:value-type="float">
            <text:p>2225382313</text:p>
          </table:table-cell>
          <table:table-cell table:formula="of:=[.G7]-[.E7]-[.D7]" office:value-type="float" office:value="1.002251739" calcext:value-type="float">
            <text:p>1.002251739</text:p>
          </table:table-cell>
          <table:table-cell table:formula="of:=[.B7]/1000000000" office:value-type="float" office:value="2.225382313" calcext:value-type="float">
            <text:p>2.225382313</text:p>
          </table:table-cell>
          <table:table-cell office:value-type="float" office:value="1.130995836" calcext:value-type="float">
            <text:p>1.130995836</text:p>
          </table:table-cell>
          <table:table-cell table:formula="of:=[.G7]-[.D7]" office:value-type="float" office:value="2.133247575" calcext:value-type="float">
            <text:p>2.133247575</text:p>
          </table:table-cell>
          <table:table-cell table:formula="of:=([.I7]-[.I6])/1000000000" office:value-type="float" office:value="4.358629888" calcext:value-type="float">
            <text:p>4.358629888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3149656E+018" calcext:value-type="float">
            <text:p>1.53066253149656E+0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7885199" calcext:value-type="float">
            <text:p>2147885199</text:p>
          </table:table-cell>
          <table:table-cell table:formula="of:=[.G8]-[.E8]-[.D8]" office:value-type="float" office:value="1.63348795" calcext:value-type="float">
            <text:p>1.63348795</text:p>
          </table:table-cell>
          <table:table-cell table:formula="of:=[.B8]/1000000000" office:value-type="float" office:value="2.147885199" calcext:value-type="float">
            <text:p>2.147885199</text:p>
          </table:table-cell>
          <table:table-cell office:value-type="float" office:value="1.158946595" calcext:value-type="float">
            <text:p>1.158946595</text:p>
          </table:table-cell>
          <table:table-cell table:formula="of:=[.G8]-[.D8]" office:value-type="float" office:value="2.792434545" calcext:value-type="float">
            <text:p>2.792434545</text:p>
          </table:table-cell>
          <table:table-cell table:formula="of:=([.I8]-[.I7])/1000000000" office:value-type="float" office:value="4.940319744" calcext:value-type="float">
            <text:p>4.940319744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3643688E+018" calcext:value-type="float">
            <text:p>1.53066253643688E+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3924527" calcext:value-type="float">
            <text:p>413924527</text:p>
          </table:table-cell>
          <table:table-cell table:formula="of:=[.G9]-[.E9]-[.D9]" office:value-type="float" office:value="1.680468272" calcext:value-type="float">
            <text:p>1.680468272</text:p>
          </table:table-cell>
          <table:table-cell table:formula="of:=[.B9]/1000000000" office:value-type="float" office:value="0.413924527" calcext:value-type="float">
            <text:p>0.413924527</text:p>
          </table:table-cell>
          <table:table-cell office:value-type="float" office:value="1.465697313" calcext:value-type="float">
            <text:p>1.465697313</text:p>
          </table:table-cell>
          <table:table-cell table:formula="of:=[.G9]-[.D9]" office:value-type="float" office:value="3.146165585" calcext:value-type="float">
            <text:p>3.146165585</text:p>
          </table:table-cell>
          <table:table-cell table:formula="of:=([.I9]-[.I8])/1000000000" office:value-type="float" office:value="3.560090112" calcext:value-type="float">
            <text:p>3.560090112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3999697E+018" calcext:value-type="float">
            <text:p>1.53066253999697E+0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9681044" calcext:value-type="float">
            <text:p>1509681044</text:p>
          </table:table-cell>
          <table:table-cell table:formula="of:=[.G10]-[.E10]-[.D10]" office:value-type="float" office:value="0.177995522" calcext:value-type="float">
            <text:p>0.177995522</text:p>
          </table:table-cell>
          <table:table-cell table:formula="of:=[.B10]/1000000000" office:value-type="float" office:value="1.509681044" calcext:value-type="float">
            <text:p>1.509681044</text:p>
          </table:table-cell>
          <table:table-cell office:value-type="float" office:value="1.42820337" calcext:value-type="float">
            <text:p>1.42820337</text:p>
          </table:table-cell>
          <table:table-cell table:formula="of:=[.G10]-[.D10]" office:value-type="float" office:value="1.606198892" calcext:value-type="float">
            <text:p>1.606198892</text:p>
          </table:table-cell>
          <table:table-cell table:formula="of:=([.I10]-[.I9])/1000000000" office:value-type="float" office:value="3.115879936" calcext:value-type="float">
            <text:p>3.115879936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311285E+018" calcext:value-type="float">
            <text:p>1.53066254311285E+0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8986834" calcext:value-type="float">
            <text:p>2088986834</text:p>
          </table:table-cell>
          <table:table-cell table:formula="of:=[.G11]-[.E11]-[.D11]" office:value-type="float" office:value="0.77864019" calcext:value-type="float">
            <text:p>0.77864019</text:p>
          </table:table-cell>
          <table:table-cell table:formula="of:=[.B11]/1000000000" office:value-type="float" office:value="2.088986834" calcext:value-type="float">
            <text:p>2.088986834</text:p>
          </table:table-cell>
          <table:table-cell office:value-type="float" office:value="2.696353264" calcext:value-type="float">
            <text:p>2.696353264</text:p>
          </table:table-cell>
          <table:table-cell table:formula="of:=[.G11]-[.D11]" office:value-type="float" office:value="3.474993454" calcext:value-type="float">
            <text:p>3.474993454</text:p>
          </table:table-cell>
          <table:table-cell table:formula="of:=([.I11]-[.I10])/1000000000" office:value-type="float" office:value="5.563980288" calcext:value-type="float">
            <text:p>5.563980288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867683E+018" calcext:value-type="float">
            <text:p>1.53066254867683E+0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7575229" calcext:value-type="float">
            <text:p>507575229</text:p>
          </table:table-cell>
          <table:table-cell table:formula="of:=[.G12]-[.E12]-[.D12]" office:value-type="float" office:value="1.649646398" calcext:value-type="float">
            <text:p>1.649646398</text:p>
          </table:table-cell>
          <table:table-cell table:formula="of:=[.B12]/1000000000" office:value-type="float" office:value="0.507575229" calcext:value-type="float">
            <text:p>0.507575229</text:p>
          </table:table-cell>
          <table:table-cell office:value-type="float" office:value="2.427298309" calcext:value-type="float">
            <text:p>2.427298309</text:p>
          </table:table-cell>
          <table:table-cell table:formula="of:=[.G12]-[.D12]" office:value-type="float" office:value="4.076944707" calcext:value-type="float">
            <text:p>4.076944707</text:p>
          </table:table-cell>
          <table:table-cell table:formula="of:=([.I12]-[.I11])/1000000000" office:value-type="float" office:value="4.584519936" calcext:value-type="float">
            <text:p>4.584519936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5326135E+018" calcext:value-type="float">
            <text:p>1.53066255326135E+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7341545" calcext:value-type="float">
            <text:p>237341545</text:p>
          </table:table-cell>
          <table:table-cell table:formula="of:=[.G13]-[.E13]-[.D13]" office:value-type="float" office:value="1.649648534" calcext:value-type="float">
            <text:p>1.649648534</text:p>
          </table:table-cell>
          <table:table-cell table:formula="of:=[.B13]/1000000000" office:value-type="float" office:value="0.237341545" calcext:value-type="float">
            <text:p>0.237341545</text:p>
          </table:table-cell>
          <table:table-cell office:value-type="float" office:value="2.280859905" calcext:value-type="float">
            <text:p>2.280859905</text:p>
          </table:table-cell>
          <table:table-cell table:formula="of:=[.G13]-[.D13]" office:value-type="float" office:value="3.930508439" calcext:value-type="float">
            <text:p>3.930508439</text:p>
          </table:table-cell>
          <table:table-cell table:formula="of:=([.I13]-[.I12])/1000000000" office:value-type="float" office:value="4.167849984" calcext:value-type="float">
            <text:p>4.167849984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574292E+018" calcext:value-type="float">
            <text:p>1.5306625574292E+0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24794897" calcext:value-type="float">
            <text:p>1924794897</text:p>
          </table:table-cell>
          <table:table-cell table:formula="of:=[.G14]-[.E14]-[.D14]" office:value-type="float" office:value="0.601072885" calcext:value-type="float">
            <text:p>0.601072885</text:p>
          </table:table-cell>
          <table:table-cell table:formula="of:=[.B14]/1000000000" office:value-type="float" office:value="1.924794897" calcext:value-type="float">
            <text:p>1.924794897</text:p>
          </table:table-cell>
          <table:table-cell office:value-type="float" office:value="2.617802234" calcext:value-type="float">
            <text:p>2.617802234</text:p>
          </table:table-cell>
          <table:table-cell table:formula="of:=[.G14]-[.D14]" office:value-type="float" office:value="3.218875119" calcext:value-type="float">
            <text:p>3.218875119</text:p>
          </table:table-cell>
          <table:table-cell table:formula="of:=([.I14]-[.I13])/1000000000" office:value-type="float" office:value="5.143670016" calcext:value-type="float">
            <text:p>5.143670016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6257287E+018" calcext:value-type="float">
            <text:p>1.53066256257287E+0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30185274" calcext:value-type="float">
            <text:p>3330185274</text:p>
          </table:table-cell>
          <table:table-cell table:formula="of:=[.G15]-[.E15]-[.D15]" office:value-type="float" office:value="4.825168406" calcext:value-type="float">
            <text:p>4.825168406</text:p>
          </table:table-cell>
          <table:table-cell table:formula="of:=[.B15]/1000000000" office:value-type="float" office:value="3.330185274" calcext:value-type="float">
            <text:p>3.330185274</text:p>
          </table:table-cell>
          <table:table-cell office:value-type="float" office:value="2.63258616" calcext:value-type="float">
            <text:p>2.63258616</text:p>
          </table:table-cell>
          <table:table-cell table:formula="of:=[.G15]-[.D15]" office:value-type="float" office:value="7.457754566" calcext:value-type="float">
            <text:p>7.457754566</text:p>
          </table:table-cell>
          <table:table-cell table:formula="of:=([.I15]-[.I14])/1000000000" office:value-type="float" office:value="10.78793984" calcext:value-type="float">
            <text:p>10.78793984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7336081E+018" calcext:value-type="float">
            <text:p>1.53066257336081E+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08390581" calcext:value-type="float">
            <text:p>2208390581</text:p>
          </table:table-cell>
          <table:table-cell table:formula="of:=[.G16]-[.E16]-[.D16]" office:value-type="float" office:value="3.670775043" calcext:value-type="float">
            <text:p>3.670775043</text:p>
          </table:table-cell>
          <table:table-cell table:formula="of:=[.B16]/1000000000" office:value-type="float" office:value="2.208390581" calcext:value-type="float">
            <text:p>2.208390581</text:p>
          </table:table-cell>
          <table:table-cell office:value-type="float" office:value="2.485554248" calcext:value-type="float">
            <text:p>2.485554248</text:p>
          </table:table-cell>
          <table:table-cell table:formula="of:=[.G16]-[.D16]" office:value-type="float" office:value="6.156329291" calcext:value-type="float">
            <text:p>6.156329291</text:p>
          </table:table-cell>
          <table:table-cell table:formula="of:=([.I16]-[.I15])/1000000000" office:value-type="float" office:value="8.364719872" calcext:value-type="float">
            <text:p>8.364719872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8172553E+018" calcext:value-type="float">
            <text:p>1.53066258172553E+0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0882795" calcext:value-type="float">
            <text:p>440882795</text:p>
          </table:table-cell>
          <table:table-cell table:formula="of:=[.G17]-[.E17]-[.D17]" office:value-type="float" office:value="4.083730186" calcext:value-type="float">
            <text:p>4.083730186</text:p>
          </table:table-cell>
          <table:table-cell table:formula="of:=[.B17]/1000000000" office:value-type="float" office:value="0.440882795" calcext:value-type="float">
            <text:p>0.440882795</text:p>
          </table:table-cell>
          <table:table-cell office:value-type="float" office:value="2.282407051" calcext:value-type="float">
            <text:p>2.282407051</text:p>
          </table:table-cell>
          <table:table-cell table:formula="of:=[.G17]-[.D17]" office:value-type="float" office:value="6.366137237" calcext:value-type="float">
            <text:p>6.366137237</text:p>
          </table:table-cell>
          <table:table-cell table:formula="of:=([.I17]-[.I16])/1000000000" office:value-type="float" office:value="6.807020032" calcext:value-type="float">
            <text:p>6.807020032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8853255E+018" calcext:value-type="float">
            <text:p>1.53066258853255E+0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26791461" calcext:value-type="float">
            <text:p>2926791461</text:p>
          </table:table-cell>
          <table:table-cell table:formula="of:=[.G18]-[.E18]-[.D18]" office:value-type="float" office:value="2.331327588" calcext:value-type="float">
            <text:p>2.331327588</text:p>
          </table:table-cell>
          <table:table-cell table:formula="of:=[.B18]/1000000000" office:value-type="float" office:value="2.926791461" calcext:value-type="float">
            <text:p>2.926791461</text:p>
          </table:table-cell>
          <table:table-cell office:value-type="float" office:value="2.294431095" calcext:value-type="float">
            <text:p>2.294431095</text:p>
          </table:table-cell>
          <table:table-cell table:formula="of:=[.G18]-[.D18]" office:value-type="float" office:value="4.625758683" calcext:value-type="float">
            <text:p>4.625758683</text:p>
          </table:table-cell>
          <table:table-cell table:formula="of:=([.I18]-[.I17])/1000000000" office:value-type="float" office:value="7.552550144" calcext:value-type="float">
            <text:p>7.552550144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5960851E+018" calcext:value-type="float">
            <text:p>1.5306625960851E+0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3546284" calcext:value-type="float">
            <text:p>903546284</text:p>
          </table:table-cell>
          <table:table-cell table:formula="of:=[.G19]-[.E19]-[.D19]" office:value-type="float" office:value="4.299386822" calcext:value-type="float">
            <text:p>4.299386822</text:p>
          </table:table-cell>
          <table:table-cell table:formula="of:=[.B19]/1000000000" office:value-type="float" office:value="0.903546284" calcext:value-type="float">
            <text:p>0.903546284</text:p>
          </table:table-cell>
          <table:table-cell office:value-type="float" office:value="2.423946894" calcext:value-type="float">
            <text:p>2.423946894</text:p>
          </table:table-cell>
          <table:table-cell table:formula="of:=[.G19]-[.D19]" office:value-type="float" office:value="6.723333716" calcext:value-type="float">
            <text:p>6.723333716</text:p>
          </table:table-cell>
          <table:table-cell table:formula="of:=([.I19]-[.I18])/1000000000" office:value-type="float" office:value="7.62688" calcext:value-type="float">
            <text:p>7.62688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0371198E+018" calcext:value-type="float">
            <text:p>1.53066260371198E+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4660588" calcext:value-type="float">
            <text:p>304660588</text:p>
          </table:table-cell>
          <table:table-cell table:formula="of:=[.G20]-[.E20]-[.D20]" office:value-type="float" office:value="4.00829826" calcext:value-type="float">
            <text:p>4.00829826</text:p>
          </table:table-cell>
          <table:table-cell table:formula="of:=[.B20]/1000000000" office:value-type="float" office:value="0.304660588" calcext:value-type="float">
            <text:p>0.304660588</text:p>
          </table:table-cell>
          <table:table-cell office:value-type="float" office:value="2.444541056" calcext:value-type="float">
            <text:p>2.444541056</text:p>
          </table:table-cell>
          <table:table-cell table:formula="of:=[.G20]-[.D20]" office:value-type="float" office:value="6.452839316" calcext:value-type="float">
            <text:p>6.452839316</text:p>
          </table:table-cell>
          <table:table-cell table:formula="of:=([.I20]-[.I19])/1000000000" office:value-type="float" office:value="6.757499904" calcext:value-type="float">
            <text:p>6.757499904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1046948E+018" calcext:value-type="float">
            <text:p>1.53066261046948E+0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993513" calcext:value-type="float">
            <text:p>196993513</text:p>
          </table:table-cell>
          <table:table-cell table:formula="of:=[.G21]-[.E21]-[.D21]" office:value-type="float" office:value="3.82412844" calcext:value-type="float">
            <text:p>3.82412844</text:p>
          </table:table-cell>
          <table:table-cell table:formula="of:=[.B21]/1000000000" office:value-type="float" office:value="0.196993513" calcext:value-type="float">
            <text:p>0.196993513</text:p>
          </table:table-cell>
          <table:table-cell office:value-type="float" office:value="2.292228191" calcext:value-type="float">
            <text:p>2.292228191</text:p>
          </table:table-cell>
          <table:table-cell table:formula="of:=[.G21]-[.D21]" office:value-type="float" office:value="6.116356631" calcext:value-type="float">
            <text:p>6.116356631</text:p>
          </table:table-cell>
          <table:table-cell table:formula="of:=([.I21]-[.I20])/1000000000" office:value-type="float" office:value="6.313350144" calcext:value-type="float">
            <text:p>6.313350144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1678283E+018" calcext:value-type="float">
            <text:p>1.53066261678283E+0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46830790" calcext:value-type="float">
            <text:p>3246830790</text:p>
          </table:table-cell>
          <table:table-cell table:formula="of:=[.G22]-[.E22]-[.D22]" office:value-type="float" office:value="-0.57145465" calcext:value-type="float">
            <text:p>-0.57145465</text:p>
          </table:table-cell>
          <table:table-cell table:formula="of:=[.B22]/1000000000" office:value-type="float" office:value="3.24683079" calcext:value-type="float">
            <text:p>3.24683079</text:p>
          </table:table-cell>
          <table:table-cell office:value-type="float" office:value="1.956123636" calcext:value-type="float">
            <text:p>1.956123636</text:p>
          </table:table-cell>
          <table:table-cell table:formula="of:=[.G22]-[.D22]" office:value-type="float" office:value="1.384668986" calcext:value-type="float">
            <text:p>1.384668986</text:p>
          </table:table-cell>
          <table:table-cell table:formula="of:=([.I22]-[.I21])/1000000000" office:value-type="float" office:value="4.631499776" calcext:value-type="float">
            <text:p>4.631499776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2141433E+018" calcext:value-type="float">
            <text:p>1.53066262141433E+0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2373360" calcext:value-type="float">
            <text:p>512373360</text:p>
          </table:table-cell>
          <table:table-cell table:formula="of:=[.G23]-[.E23]-[.D23]" office:value-type="float" office:value="1.244288369" calcext:value-type="float">
            <text:p>1.244288369</text:p>
          </table:table-cell>
          <table:table-cell table:formula="of:=[.B23]/1000000000" office:value-type="float" office:value="0.51237336" calcext:value-type="float">
            <text:p>0.51237336</text:p>
          </table:table-cell>
          <table:table-cell office:value-type="float" office:value="2.273888287" calcext:value-type="float">
            <text:p>2.273888287</text:p>
          </table:table-cell>
          <table:table-cell table:formula="of:=[.G23]-[.D23]" office:value-type="float" office:value="3.518176656" calcext:value-type="float">
            <text:p>3.518176656</text:p>
          </table:table-cell>
          <table:table-cell table:formula="of:=([.I23]-[.I22])/1000000000" office:value-type="float" office:value="4.030550016" calcext:value-type="float">
            <text:p>4.030550016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2544488E+018" calcext:value-type="float">
            <text:p>1.53066262544488E+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6198195" calcext:value-type="float">
            <text:p>916198195</text:p>
          </table:table-cell>
          <table:table-cell table:formula="of:=[.G24]-[.E24]-[.D24]" office:value-type="float" office:value="1.239827568" calcext:value-type="float">
            <text:p>1.239827568</text:p>
          </table:table-cell>
          <table:table-cell table:formula="of:=[.B24]/1000000000" office:value-type="float" office:value="0.916198195" calcext:value-type="float">
            <text:p>0.916198195</text:p>
          </table:table-cell>
          <table:table-cell office:value-type="float" office:value="2.383664477" calcext:value-type="float">
            <text:p>2.383664477</text:p>
          </table:table-cell>
          <table:table-cell table:formula="of:=[.G24]-[.D24]" office:value-type="float" office:value="3.623492045" calcext:value-type="float">
            <text:p>3.623492045</text:p>
          </table:table-cell>
          <table:table-cell table:formula="of:=([.I24]-[.I23])/1000000000" office:value-type="float" office:value="4.53969024" calcext:value-type="float">
            <text:p>4.53969024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2998457E+018" calcext:value-type="float">
            <text:p>1.53066262998457E+0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1999364" calcext:value-type="float">
            <text:p>331999364</text:p>
          </table:table-cell>
          <table:table-cell table:formula="of:=[.G25]-[.E25]-[.D25]" office:value-type="float" office:value="1.799696468" calcext:value-type="float">
            <text:p>1.799696468</text:p>
          </table:table-cell>
          <table:table-cell table:formula="of:=[.B25]/1000000000" office:value-type="float" office:value="0.331999364" calcext:value-type="float">
            <text:p>0.331999364</text:p>
          </table:table-cell>
          <table:table-cell office:value-type="float" office:value="2.187183912" calcext:value-type="float">
            <text:p>2.187183912</text:p>
          </table:table-cell>
          <table:table-cell table:formula="of:=[.G25]-[.D25]" office:value-type="float" office:value="3.98688038" calcext:value-type="float">
            <text:p>3.98688038</text:p>
          </table:table-cell>
          <table:table-cell table:formula="of:=([.I25]-[.I24])/1000000000" office:value-type="float" office:value="4.318879744" calcext:value-type="float">
            <text:p>4.318879744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3430345E+018" calcext:value-type="float">
            <text:p>1.53066263430345E+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26317465" calcext:value-type="float">
            <text:p>2926317465</text:p>
          </table:table-cell>
          <table:table-cell table:formula="of:=[.G26]-[.E26]-[.D26]" office:value-type="float" office:value="-1.442163227" calcext:value-type="float">
            <text:p>-1.442163227</text:p>
          </table:table-cell>
          <table:table-cell table:formula="of:=[.B26]/1000000000" office:value-type="float" office:value="2.926317465" calcext:value-type="float">
            <text:p>2.926317465</text:p>
          </table:table-cell>
          <table:table-cell office:value-type="float" office:value="2.161616002" calcext:value-type="float">
            <text:p>2.161616002</text:p>
          </table:table-cell>
          <table:table-cell table:formula="of:=[.G26]-[.D26]" office:value-type="float" office:value="0.719452775" calcext:value-type="float">
            <text:p>0.719452775</text:p>
          </table:table-cell>
          <table:table-cell table:formula="of:=([.I26]-[.I25])/1000000000" office:value-type="float" office:value="3.64577024" calcext:value-type="float">
            <text:p>3.64577024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3794922E+018" calcext:value-type="float">
            <text:p>1.53066263794922E+0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7900693" calcext:value-type="float">
            <text:p>507900693</text:p>
          </table:table-cell>
          <table:table-cell table:formula="of:=[.G27]-[.E27]-[.D27]" office:value-type="float" office:value="0.940960523" calcext:value-type="float">
            <text:p>0.940960523</text:p>
          </table:table-cell>
          <table:table-cell table:formula="of:=[.B27]/1000000000" office:value-type="float" office:value="0.507900693" calcext:value-type="float">
            <text:p>0.507900693</text:p>
          </table:table-cell>
          <table:table-cell office:value-type="float" office:value="2.094838752" calcext:value-type="float">
            <text:p>2.094838752</text:p>
          </table:table-cell>
          <table:table-cell table:formula="of:=[.G27]-[.D27]" office:value-type="float" office:value="3.035799275" calcext:value-type="float">
            <text:p>3.035799275</text:p>
          </table:table-cell>
          <table:table-cell table:formula="of:=([.I27]-[.I26])/1000000000" office:value-type="float" office:value="3.543699968" calcext:value-type="float">
            <text:p>3.543699968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149292E+018" calcext:value-type="float">
            <text:p>1.53066264149292E+0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8261270" calcext:value-type="float">
            <text:p>568261270</text:p>
          </table:table-cell>
          <table:table-cell table:formula="of:=[.G28]-[.E28]-[.D28]" office:value-type="float" office:value="0.670799971" calcext:value-type="float">
            <text:p>0.670799971</text:p>
          </table:table-cell>
          <table:table-cell table:formula="of:=[.B28]/1000000000" office:value-type="float" office:value="0.56826127" calcext:value-type="float">
            <text:p>0.56826127</text:p>
          </table:table-cell>
          <table:table-cell office:value-type="float" office:value="1.908848647" calcext:value-type="float">
            <text:p>1.908848647</text:p>
          </table:table-cell>
          <table:table-cell table:formula="of:=[.G28]-[.D28]" office:value-type="float" office:value="2.579648618" calcext:value-type="float">
            <text:p>2.579648618</text:p>
          </table:table-cell>
          <table:table-cell table:formula="of:=([.I28]-[.I27])/1000000000" office:value-type="float" office:value="3.147909888" calcext:value-type="float">
            <text:p>3.147909888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464083E+018" calcext:value-type="float">
            <text:p>1.53066264464083E+0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6761751" calcext:value-type="float">
            <text:p>216761751</text:p>
          </table:table-cell>
          <table:table-cell table:formula="of:=[.G29]-[.E29]-[.D29]" office:value-type="float" office:value="-0.205033492" calcext:value-type="float">
            <text:p>-0.205033492</text:p>
          </table:table-cell>
          <table:table-cell table:formula="of:=[.B29]/1000000000" office:value-type="float" office:value="0.216761751" calcext:value-type="float">
            <text:p>0.216761751</text:p>
          </table:table-cell>
          <table:table-cell office:value-type="float" office:value="2.579541629" calcext:value-type="float">
            <text:p>2.579541629</text:p>
          </table:table-cell>
          <table:table-cell table:formula="of:=[.G29]-[.D29]" office:value-type="float" office:value="2.374508137" calcext:value-type="float">
            <text:p>2.374508137</text:p>
          </table:table-cell>
          <table:table-cell table:formula="of:=([.I29]-[.I28])/1000000000" office:value-type="float" office:value="2.591269888" calcext:value-type="float">
            <text:p>2.591269888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72321E+018" calcext:value-type="float">
            <text:p>1.5306626472321E+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4968" calcext:value-type="float">
            <text:p>1024968</text:p>
          </table:table-cell>
          <table:table-cell table:formula="of:=[.G30]-[.E30]-[.D30]" office:value-type="float" office:value="1.079916759" calcext:value-type="float">
            <text:p>1.079916759</text:p>
          </table:table-cell>
          <table:table-cell table:formula="of:=[.B30]/1000000000" office:value-type="float" office:value="0.001024968" calcext:value-type="float">
            <text:p>0.001024968</text:p>
          </table:table-cell>
          <table:table-cell office:value-type="float" office:value="2.351218529" calcext:value-type="float">
            <text:p>2.351218529</text:p>
          </table:table-cell>
          <table:table-cell table:formula="of:=[.G30]-[.D30]" office:value-type="float" office:value="3.431135288" calcext:value-type="float">
            <text:p>3.431135288</text:p>
          </table:table-cell>
          <table:table-cell table:formula="of:=([.I30]-[.I29])/1000000000" office:value-type="float" office:value="3.432160256" calcext:value-type="float">
            <text:p>3.432160256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5066426E+018" calcext:value-type="float">
            <text:p>1.53066265066426E+0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8672867" calcext:value-type="float">
            <text:p>508672867</text:p>
          </table:table-cell>
          <table:table-cell table:formula="of:=[.G31]-[.E31]-[.D31]" office:value-type="float" office:value="0.3221308" calcext:value-type="float">
            <text:p>0.3221308</text:p>
          </table:table-cell>
          <table:table-cell table:formula="of:=[.B31]/1000000000" office:value-type="float" office:value="0.508672867" calcext:value-type="float">
            <text:p>0.508672867</text:p>
          </table:table-cell>
          <table:table-cell office:value-type="float" office:value="2.484046125" calcext:value-type="float">
            <text:p>2.484046125</text:p>
          </table:table-cell>
          <table:table-cell table:formula="of:=[.G31]-[.D31]" office:value-type="float" office:value="2.806176925" calcext:value-type="float">
            <text:p>2.806176925</text:p>
          </table:table-cell>
          <table:table-cell table:formula="of:=([.I31]-[.I30])/1000000000" office:value-type="float" office:value="3.314849792" calcext:value-type="float">
            <text:p>3.314849792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5397911E+018" calcext:value-type="float">
            <text:p>1.53066265397911E+01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0434155" calcext:value-type="float">
            <text:p>1010434155</text:p>
          </table:table-cell>
          <table:table-cell table:formula="of:=[.G32]-[.E32]-[.D32]" office:value-type="float" office:value="0.0833181019999998" calcext:value-type="float">
            <text:p>0.083318102</text:p>
          </table:table-cell>
          <table:table-cell table:formula="of:=[.B32]/1000000000" office:value-type="float" office:value="1.010434155" calcext:value-type="float">
            <text:p>1.010434155</text:p>
          </table:table-cell>
          <table:table-cell office:value-type="float" office:value="2.776207679" calcext:value-type="float">
            <text:p>2.776207679</text:p>
          </table:table-cell>
          <table:table-cell table:formula="of:=[.G32]-[.D32]" office:value-type="float" office:value="2.859525781" calcext:value-type="float">
            <text:p>2.859525781</text:p>
          </table:table-cell>
          <table:table-cell table:formula="of:=([.I32]-[.I31])/1000000000" office:value-type="float" office:value="3.869959936" calcext:value-type="float">
            <text:p>3.869959936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5784907E+018" calcext:value-type="float">
            <text:p>1.53066265784907E+0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28664216" calcext:value-type="float">
            <text:p>3128664216</text:p>
          </table:table-cell>
          <table:table-cell table:formula="of:=[.G33]-[.E33]-[.D33]" office:value-type="float" office:value="-0.494211429" calcext:value-type="float">
            <text:p>-0.494211429</text:p>
          </table:table-cell>
          <table:table-cell table:formula="of:=[.B33]/1000000000" office:value-type="float" office:value="3.128664216" calcext:value-type="float">
            <text:p>3.128664216</text:p>
          </table:table-cell>
          <table:table-cell office:value-type="float" office:value="3.301927629" calcext:value-type="float">
            <text:p>3.301927629</text:p>
          </table:table-cell>
          <table:table-cell table:formula="of:=[.G33]-[.D33]" office:value-type="float" office:value="2.8077162" calcext:value-type="float">
            <text:p>2.8077162</text:p>
          </table:table-cell>
          <table:table-cell table:formula="of:=([.I33]-[.I32])/1000000000" office:value-type="float" office:value="5.936380416" calcext:value-type="float">
            <text:p>5.936380416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6378545E+018" calcext:value-type="float">
            <text:p>1.53066266378545E+01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81301" calcext:value-type="float">
            <text:p>1481301</text:p>
          </table:table-cell>
          <table:table-cell table:formula="of:=[.G34]-[.E34]-[.D34]" office:value-type="float" office:value="0.243499099" calcext:value-type="float">
            <text:p>0.243499099</text:p>
          </table:table-cell>
          <table:table-cell table:formula="of:=[.B34]/1000000000" office:value-type="float" office:value="0.001481301" calcext:value-type="float">
            <text:p>0.001481301</text:p>
          </table:table-cell>
          <table:table-cell office:value-type="float" office:value="3.286599504" calcext:value-type="float">
            <text:p>3.286599504</text:p>
          </table:table-cell>
          <table:table-cell table:formula="of:=[.G34]-[.D34]" office:value-type="float" office:value="3.530098603" calcext:value-type="float">
            <text:p>3.530098603</text:p>
          </table:table-cell>
          <table:table-cell table:formula="of:=([.I34]-[.I33])/1000000000" office:value-type="float" office:value="3.531579904" calcext:value-type="float">
            <text:p>3.531579904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6731703E+018" calcext:value-type="float">
            <text:p>1.53066266731703E+0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8016874" calcext:value-type="float">
            <text:p>1108016874</text:p>
          </table:table-cell>
          <table:table-cell table:formula="of:=[.G35]-[.E35]-[.D35]" office:value-type="float" office:value="0.0312834070000001" calcext:value-type="float">
            <text:p>0.031283407</text:p>
          </table:table-cell>
          <table:table-cell table:formula="of:=[.B35]/1000000000" office:value-type="float" office:value="1.108016874" calcext:value-type="float">
            <text:p>1.108016874</text:p>
          </table:table-cell>
          <table:table-cell office:value-type="float" office:value="2.663109447" calcext:value-type="float">
            <text:p>2.663109447</text:p>
          </table:table-cell>
          <table:table-cell table:formula="of:=[.G35]-[.D35]" office:value-type="float" office:value="2.694392854" calcext:value-type="float">
            <text:p>2.694392854</text:p>
          </table:table-cell>
          <table:table-cell table:formula="of:=([.I35]-[.I34])/1000000000" office:value-type="float" office:value="3.802409728" calcext:value-type="float">
            <text:p>3.802409728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7111944E+018" calcext:value-type="float">
            <text:p>1.53066267111944E+0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0675611" calcext:value-type="float">
            <text:p>960675611</text:p>
          </table:table-cell>
          <table:table-cell table:formula="of:=[.G36]-[.E36]-[.D36]" office:value-type="float" office:value="0.135368554" calcext:value-type="float">
            <text:p>0.135368554</text:p>
          </table:table-cell>
          <table:table-cell table:formula="of:=[.B36]/1000000000" office:value-type="float" office:value="0.960675611" calcext:value-type="float">
            <text:p>0.960675611</text:p>
          </table:table-cell>
          <table:table-cell office:value-type="float" office:value="2.449676155" calcext:value-type="float">
            <text:p>2.449676155</text:p>
          </table:table-cell>
          <table:table-cell table:formula="of:=[.G36]-[.D36]" office:value-type="float" office:value="2.585044709" calcext:value-type="float">
            <text:p>2.585044709</text:p>
          </table:table-cell>
          <table:table-cell table:formula="of:=([.I36]-[.I35])/1000000000" office:value-type="float" office:value="3.54572032" calcext:value-type="float">
            <text:p>3.54572032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7466516E+018" calcext:value-type="float">
            <text:p>1.53066267466516E+01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6203236" calcext:value-type="float">
            <text:p>276203236</text:p>
          </table:table-cell>
          <table:table-cell table:formula="of:=[.G37]-[.E37]-[.D37]" office:value-type="float" office:value="0.0335336909999999" calcext:value-type="float">
            <text:p>0.033533691</text:p>
          </table:table-cell>
          <table:table-cell table:formula="of:=[.B37]/1000000000" office:value-type="float" office:value="0.276203236" calcext:value-type="float">
            <text:p>0.276203236</text:p>
          </table:table-cell>
          <table:table-cell office:value-type="float" office:value="2.518802977" calcext:value-type="float">
            <text:p>2.518802977</text:p>
          </table:table-cell>
          <table:table-cell table:formula="of:=[.G37]-[.D37]" office:value-type="float" office:value="2.552336668" calcext:value-type="float">
            <text:p>2.552336668</text:p>
          </table:table-cell>
          <table:table-cell table:formula="of:=([.I37]-[.I36])/1000000000" office:value-type="float" office:value="2.828539904" calcext:value-type="float">
            <text:p>2.828539904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774937E+018" calcext:value-type="float">
            <text:p>1.5306626774937E+01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365739" calcext:value-type="float">
            <text:p>45365739</text:p>
          </table:table-cell>
          <table:table-cell table:formula="of:=[.G38]-[.E38]-[.D38]" office:value-type="float" office:value="1.145539022" calcext:value-type="float">
            <text:p>1.145539022</text:p>
          </table:table-cell>
          <table:table-cell table:formula="of:=[.B38]/1000000000" office:value-type="float" office:value="0.045365739" calcext:value-type="float">
            <text:p>0.045365739</text:p>
          </table:table-cell>
          <table:table-cell office:value-type="float" office:value="2.400755271" calcext:value-type="float">
            <text:p>2.400755271</text:p>
          </table:table-cell>
          <table:table-cell table:formula="of:=[.G38]-[.D38]" office:value-type="float" office:value="3.546294293" calcext:value-type="float">
            <text:p>3.546294293</text:p>
          </table:table-cell>
          <table:table-cell table:formula="of:=([.I38]-[.I37])/1000000000" office:value-type="float" office:value="3.591660032" calcext:value-type="float">
            <text:p>3.591660032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8108536E+018" calcext:value-type="float">
            <text:p>1.53066268108536E+01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994973" calcext:value-type="float">
            <text:p>25994973</text:p>
          </table:table-cell>
          <table:table-cell table:formula="of:=[.G39]-[.E39]-[.D39]" office:value-type="float" office:value="0.839349693" calcext:value-type="float">
            <text:p>0.839349693</text:p>
          </table:table-cell>
          <table:table-cell table:formula="of:=[.B39]/1000000000" office:value-type="float" office:value="0.025994973" calcext:value-type="float">
            <text:p>0.025994973</text:p>
          </table:table-cell>
          <table:table-cell office:value-type="float" office:value="2.233835366" calcext:value-type="float">
            <text:p>2.233835366</text:p>
          </table:table-cell>
          <table:table-cell table:formula="of:=[.G39]-[.D39]" office:value-type="float" office:value="3.073185059" calcext:value-type="float">
            <text:p>3.073185059</text:p>
          </table:table-cell>
          <table:table-cell table:formula="of:=([.I39]-[.I38])/1000000000" office:value-type="float" office:value="3.099180032" calcext:value-type="float">
            <text:p>3.099180032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8418454E+018" calcext:value-type="float">
            <text:p>1.53066268418454E+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6841561" calcext:value-type="float">
            <text:p>506841561</text:p>
          </table:table-cell>
          <table:table-cell table:formula="of:=[.G40]-[.E40]-[.D40]" office:value-type="float" office:value="0.6414944" calcext:value-type="float">
            <text:p>0.6414944</text:p>
          </table:table-cell>
          <table:table-cell table:formula="of:=[.B40]/1000000000" office:value-type="float" office:value="0.506841561" calcext:value-type="float">
            <text:p>0.506841561</text:p>
          </table:table-cell>
          <table:table-cell office:value-type="float" office:value="2.172033703" calcext:value-type="float">
            <text:p>2.172033703</text:p>
          </table:table-cell>
          <table:table-cell table:formula="of:=[.G40]-[.D40]" office:value-type="float" office:value="2.813528103" calcext:value-type="float">
            <text:p>2.813528103</text:p>
          </table:table-cell>
          <table:table-cell table:formula="of:=([.I40]-[.I39])/1000000000" office:value-type="float" office:value="3.320369664" calcext:value-type="float">
            <text:p>3.320369664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8750491E+018" calcext:value-type="float">
            <text:p>1.53066268750491E+0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5829615" calcext:value-type="float">
            <text:p>605829615</text:p>
          </table:table-cell>
          <table:table-cell table:formula="of:=[.G41]-[.E41]-[.D41]" office:value-type="float" office:value="1.309077591" calcext:value-type="float">
            <text:p>1.309077591</text:p>
          </table:table-cell>
          <table:table-cell table:formula="of:=[.B41]/1000000000" office:value-type="float" office:value="0.605829615" calcext:value-type="float">
            <text:p>0.605829615</text:p>
          </table:table-cell>
          <table:table-cell office:value-type="float" office:value="1.859952826" calcext:value-type="float">
            <text:p>1.859952826</text:p>
          </table:table-cell>
          <table:table-cell table:formula="of:=[.G41]-[.D41]" office:value-type="float" office:value="3.169030417" calcext:value-type="float">
            <text:p>3.169030417</text:p>
          </table:table-cell>
          <table:table-cell table:formula="of:=([.I41]-[.I40])/1000000000" office:value-type="float" office:value="3.774860032" calcext:value-type="float">
            <text:p>3.774860032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127977E+018" calcext:value-type="float">
            <text:p>1.53066269127977E+0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41751562" calcext:value-type="float">
            <text:p>2441751562</text:p>
          </table:table-cell>
          <table:table-cell table:formula="of:=[.G42]-[.E42]-[.D42]" office:value-type="float" office:value="-1.479419681" calcext:value-type="float">
            <text:p>-1.479419681</text:p>
          </table:table-cell>
          <table:table-cell table:formula="of:=[.B42]/1000000000" office:value-type="float" office:value="2.441751562" calcext:value-type="float">
            <text:p>2.441751562</text:p>
          </table:table-cell>
          <table:table-cell office:value-type="float" office:value="2.061638167" calcext:value-type="float">
            <text:p>2.061638167</text:p>
          </table:table-cell>
          <table:table-cell table:formula="of:=[.G42]-[.D42]" office:value-type="float" office:value="0.582218486" calcext:value-type="float">
            <text:p>0.582218486</text:p>
          </table:table-cell>
          <table:table-cell table:formula="of:=([.I42]-[.I41])/1000000000" office:value-type="float" office:value="3.023970048" calcext:value-type="float">
            <text:p>3.023970048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430374E+018" calcext:value-type="float">
            <text:p>1.53066269430374E+0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7805967" calcext:value-type="float">
            <text:p>507805967</text:p>
          </table:table-cell>
          <table:table-cell table:formula="of:=[.G43]-[.E43]-[.D43]" office:value-type="float" office:value="1.110881369" calcext:value-type="float">
            <text:p>1.110881369</text:p>
          </table:table-cell>
          <table:table-cell table:formula="of:=[.B43]/1000000000" office:value-type="float" office:value="0.507805967" calcext:value-type="float">
            <text:p>0.507805967</text:p>
          </table:table-cell>
          <table:table-cell office:value-type="float" office:value="2.178492824" calcext:value-type="float">
            <text:p>2.178492824</text:p>
          </table:table-cell>
          <table:table-cell table:formula="of:=[.G43]-[.D43]" office:value-type="float" office:value="3.289374193" calcext:value-type="float">
            <text:p>3.289374193</text:p>
          </table:table-cell>
          <table:table-cell table:formula="of:=([.I43]-[.I42])/1000000000" office:value-type="float" office:value="3.79718016" calcext:value-type="float">
            <text:p>3.79718016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810092E+018" calcext:value-type="float">
            <text:p>1.53066269810092E+01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3170167" calcext:value-type="float">
            <text:p>433170167</text:p>
          </table:table-cell>
          <table:table-cell table:formula="of:=[.G44]-[.E44]-[.D44]" office:value-type="float" office:value="2.381256094" calcext:value-type="float">
            <text:p>2.381256094</text:p>
          </table:table-cell>
          <table:table-cell table:formula="of:=[.B44]/1000000000" office:value-type="float" office:value="0.433170167" calcext:value-type="float">
            <text:p>0.433170167</text:p>
          </table:table-cell>
          <table:table-cell office:value-type="float" office:value="1.965483627" calcext:value-type="float">
            <text:p>1.965483627</text:p>
          </table:table-cell>
          <table:table-cell table:formula="of:=[.G44]-[.D44]" office:value-type="float" office:value="4.346739721" calcext:value-type="float">
            <text:p>4.346739721</text:p>
          </table:table-cell>
          <table:table-cell table:formula="of:=([.I44]-[.I43])/1000000000" office:value-type="float" office:value="4.779909888" calcext:value-type="float">
            <text:p>4.779909888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0288083E+018" calcext:value-type="float">
            <text:p>1.53066270288083E+01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0995533" calcext:value-type="float">
            <text:p>380995533</text:p>
          </table:table-cell>
          <table:table-cell table:formula="of:=[.G45]-[.E45]-[.D45]" office:value-type="float" office:value="1.221446886" calcext:value-type="float">
            <text:p>1.221446886</text:p>
          </table:table-cell>
          <table:table-cell table:formula="of:=[.B45]/1000000000" office:value-type="float" office:value="0.380995533" calcext:value-type="float">
            <text:p>0.380995533</text:p>
          </table:table-cell>
          <table:table-cell office:value-type="float" office:value="2.778167629" calcext:value-type="float">
            <text:p>2.778167629</text:p>
          </table:table-cell>
          <table:table-cell table:formula="of:=[.G45]-[.D45]" office:value-type="float" office:value="3.999614515" calcext:value-type="float">
            <text:p>3.999614515</text:p>
          </table:table-cell>
          <table:table-cell table:formula="of:=([.I45]-[.I44])/1000000000" office:value-type="float" office:value="4.380610048" calcext:value-type="float">
            <text:p>4.380610048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0726144E+018" calcext:value-type="float">
            <text:p>1.53066270726144E+01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251623" calcext:value-type="float">
            <text:p>205251623</text:p>
          </table:table-cell>
          <table:table-cell table:formula="of:=[.G46]-[.E46]-[.D46]" office:value-type="float" office:value="0.596095602" calcext:value-type="float">
            <text:p>0.596095602</text:p>
          </table:table-cell>
          <table:table-cell table:formula="of:=[.B46]/1000000000" office:value-type="float" office:value="0.205251623" calcext:value-type="float">
            <text:p>0.205251623</text:p>
          </table:table-cell>
          <table:table-cell office:value-type="float" office:value="3.123562855" calcext:value-type="float">
            <text:p>3.123562855</text:p>
          </table:table-cell>
          <table:table-cell table:formula="of:=[.G46]-[.D46]" office:value-type="float" office:value="3.719658457" calcext:value-type="float">
            <text:p>3.719658457</text:p>
          </table:table-cell>
          <table:table-cell table:formula="of:=([.I46]-[.I45])/1000000000" office:value-type="float" office:value="3.92491008" calcext:value-type="float">
            <text:p>3.92491008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118635E+018" calcext:value-type="float">
            <text:p>1.53066271118635E+01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6376754" calcext:value-type="float">
            <text:p>706376754</text:p>
          </table:table-cell>
          <table:table-cell table:formula="of:=[.G47]-[.E47]-[.D47]" office:value-type="float" office:value="0.528721168" calcext:value-type="float">
            <text:p>0.528721168</text:p>
          </table:table-cell>
          <table:table-cell table:formula="of:=[.B47]/1000000000" office:value-type="float" office:value="0.706376754" calcext:value-type="float">
            <text:p>0.706376754</text:p>
          </table:table-cell>
          <table:table-cell office:value-type="float" office:value="2.755411902" calcext:value-type="float">
            <text:p>2.755411902</text:p>
          </table:table-cell>
          <table:table-cell table:formula="of:=[.G47]-[.D47]" office:value-type="float" office:value="3.28413307" calcext:value-type="float">
            <text:p>3.28413307</text:p>
          </table:table-cell>
          <table:table-cell table:formula="of:=([.I47]-[.I46])/1000000000" office:value-type="float" office:value="3.990509824" calcext:value-type="float">
            <text:p>3.990509824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517686E+018" calcext:value-type="float">
            <text:p>1.53066271517686E+0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2235392" calcext:value-type="float">
            <text:p>612235392</text:p>
          </table:table-cell>
          <table:table-cell table:formula="of:=[.G48]-[.E48]-[.D48]" office:value-type="float" office:value="0.425082875" calcext:value-type="float">
            <text:p>0.425082875</text:p>
          </table:table-cell>
          <table:table-cell table:formula="of:=[.B48]/1000000000" office:value-type="float" office:value="0.612235392" calcext:value-type="float">
            <text:p>0.612235392</text:p>
          </table:table-cell>
          <table:table-cell office:value-type="float" office:value="2.798661765" calcext:value-type="float">
            <text:p>2.798661765</text:p>
          </table:table-cell>
          <table:table-cell table:formula="of:=[.G48]-[.D48]" office:value-type="float" office:value="3.22374464" calcext:value-type="float">
            <text:p>3.22374464</text:p>
          </table:table-cell>
          <table:table-cell table:formula="of:=([.I48]-[.I47])/1000000000" office:value-type="float" office:value="3.835980032" calcext:value-type="float">
            <text:p>3.835980032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901284E+018" calcext:value-type="float">
            <text:p>1.53066271901284E+0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0688450" calcext:value-type="float">
            <text:p>510688450</text:p>
          </table:table-cell>
          <table:table-cell table:formula="of:=[.G49]-[.E49]-[.D49]" office:value-type="float" office:value="0.613814745" calcext:value-type="float">
            <text:p>0.613814745</text:p>
          </table:table-cell>
          <table:table-cell table:formula="of:=[.B49]/1000000000" office:value-type="float" office:value="0.51068845" calcext:value-type="float">
            <text:p>0.51068845</text:p>
          </table:table-cell>
          <table:table-cell office:value-type="float" office:value="2.545826917" calcext:value-type="float">
            <text:p>2.545826917</text:p>
          </table:table-cell>
          <table:table-cell table:formula="of:=[.G49]-[.D49]" office:value-type="float" office:value="3.159641662" calcext:value-type="float">
            <text:p>3.159641662</text:p>
          </table:table-cell>
          <table:table-cell table:formula="of:=([.I49]-[.I48])/1000000000" office:value-type="float" office:value="3.670330112" calcext:value-type="float">
            <text:p>3.670330112</text:p>
          </table:table-cell>
          <table:table-cell office:value-type="float" office:value="483" calcext:value-type="float">
            <text:p>483</text:p>
          </table:table-cell>
          <table:table-cell office:value-type="float" office:value="1.53066272268317E+018" calcext:value-type="float">
            <text:p>1.53066272268317E+01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42028993" calcext:value-type="float">
            <text:p>2942028993</text:p>
          </table:table-cell>
          <table:table-cell/>
          <table:table-cell table:formula="of:=[.B50]/1000000000" office:value-type="float" office:value="2.942028993" calcext:value-type="float">
            <text:p>2.942028993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1.53066272650502E+018" calcext:value-type="float">
            <text:p>1.53066272650502E+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5531773" calcext:value-type="float">
            <text:p>405531773</text:p>
          </table:table-cell>
          <table:table-cell/>
          <table:table-cell table:formula="of:=[.B51]/1000000000" office:value-type="float" office:value="0.405531773" calcext:value-type="float">
            <text:p>0.405531773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1.53066273010515E+018" calcext:value-type="float">
            <text:p>1.53066273010515E+01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9578301" calcext:value-type="float">
            <text:p>909578301</text:p>
          </table:table-cell>
          <table:table-cell/>
          <table:table-cell table:formula="of:=[.B52]/1000000000" office:value-type="float" office:value="0.909578301" calcext:value-type="float">
            <text:p>0.909578301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1.53066273378118E+018" calcext:value-type="float">
            <text:p>1.53066273378118E+01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66203243" calcext:value-type="float">
            <text:p>1166203243</text:p>
          </table:table-cell>
          <table:table-cell/>
          <table:table-cell table:formula="of:=[.B53]/1000000000" office:value-type="float" office:value="1.166203243" calcext:value-type="float">
            <text:p>1.166203243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1.53066273754412E+018" calcext:value-type="float">
            <text:p>1.53066273754412E+01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78478" calcext:value-type="float">
            <text:p>4678478</text:p>
          </table:table-cell>
          <table:table-cell/>
          <table:table-cell table:formula="of:=[.B54]/1000000000" office:value-type="float" office:value="0.004678478" calcext:value-type="float">
            <text:p>0.004678478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1.53066274115406E+018" calcext:value-type="float">
            <text:p>1.53066274115406E+0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22008547" calcext:value-type="float">
            <text:p>722008547</text:p>
          </table:table-cell>
          <table:table-cell/>
          <table:table-cell table:formula="of:=[.B55]/1000000000" office:value-type="float" office:value="0.722008547" calcext:value-type="float">
            <text:p>0.722008547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1.53066274422224E+018" calcext:value-type="float">
            <text:p>1.53066274422224E+01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6721550" calcext:value-type="float">
            <text:p>1006721550</text:p>
          </table:table-cell>
          <table:table-cell/>
          <table:table-cell table:formula="of:=[.B56]/1000000000" office:value-type="float" office:value="1.00672155" calcext:value-type="float">
            <text:p>1.00672155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1.53066274780501E+018" calcext:value-type="float">
            <text:p>1.53066274780501E+0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3608968" calcext:value-type="float">
            <text:p>383608968</text:p>
          </table:table-cell>
          <table:table-cell/>
          <table:table-cell table:formula="of:=[.B57]/1000000000" office:value-type="float" office:value="0.383608968" calcext:value-type="float">
            <text:p>0.383608968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1.53066275076299E+018" calcext:value-type="float">
            <text:p>1.53066275076299E+0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15667" calcext:value-type="float">
            <text:p>9615667</text:p>
          </table:table-cell>
          <table:table-cell/>
          <table:table-cell table:formula="of:=[.B58]/1000000000" office:value-type="float" office:value="0.009615667" calcext:value-type="float">
            <text:p>0.009615667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1.53066275426988E+018" calcext:value-type="float">
            <text:p>1.53066275426988E+01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67477998" calcext:value-type="float">
            <text:p>1367477998</text:p>
          </table:table-cell>
          <table:table-cell/>
          <table:table-cell table:formula="of:=[.B59]/1000000000" office:value-type="float" office:value="1.367477998" calcext:value-type="float">
            <text:p>1.367477998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1.53066275812883E+018" calcext:value-type="float">
            <text:p>1.53066275812883E+01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10345230" calcext:value-type="float">
            <text:p>4210345230</text:p>
          </table:table-cell>
          <table:table-cell/>
          <table:table-cell table:formula="of:=[.B60]/1000000000" office:value-type="float" office:value="4.21034523" calcext:value-type="float">
            <text:p>4.21034523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1.5306627658169E+018" calcext:value-type="float">
            <text:p>1.5306627658169E+0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6212968" calcext:value-type="float">
            <text:p>316212968</text:p>
          </table:table-cell>
          <table:table-cell/>
          <table:table-cell table:formula="of:=[.B61]/1000000000" office:value-type="float" office:value="0.316212968" calcext:value-type="float">
            <text:p>0.316212968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1.53066277008716E+018" calcext:value-type="float">
            <text:p>1.53066277008716E+01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18176531" calcext:value-type="float">
            <text:p>1218176531</text:p>
          </table:table-cell>
          <table:table-cell/>
          <table:table-cell table:formula="of:=[.B62]/1000000000" office:value-type="float" office:value="1.218176531" calcext:value-type="float">
            <text:p>1.218176531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1.53066277502531E+018" calcext:value-type="float">
            <text:p>1.53066277502531E+01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8730137" calcext:value-type="float">
            <text:p>308730137</text:p>
          </table:table-cell>
          <table:table-cell/>
          <table:table-cell table:formula="of:=[.B63]/1000000000" office:value-type="float" office:value="0.308730137" calcext:value-type="float">
            <text:p>0.308730137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1.53066277875027E+018" calcext:value-type="float">
            <text:p>1.53066277875027E+01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7637988" calcext:value-type="float">
            <text:p>1007637988</text:p>
          </table:table-cell>
          <table:table-cell/>
          <table:table-cell table:formula="of:=[.B64]/1000000000" office:value-type="float" office:value="1.007637988" calcext:value-type="float">
            <text:p>1.007637988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1.5306627831673E+018" calcext:value-type="float">
            <text:p>1.5306627831673E+0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3599071" calcext:value-type="float">
            <text:p>463599071</text:p>
          </table:table-cell>
          <table:table-cell/>
          <table:table-cell table:formula="of:=[.B65]/1000000000" office:value-type="float" office:value="0.463599071" calcext:value-type="float">
            <text:p>0.463599071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1.53066278709533E+018" calcext:value-type="float">
            <text:p>1.53066278709533E+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08:33:44.769899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0T08:34:51.389120319</dc:date>
    <meta:editing-duration>PT23M24S</meta:editing-duration>
    <meta:editing-cycles>4</meta:editing-cycles>
    <meta:generator>LibreOffice/5.2.7.2$Linux_X86_64 LibreOffice_project/20m0$Build-2</meta:generator>
    <meta:document-statistic meta:table-count="1" meta:cell-count="5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top" svg:x="4.695cm" svg:y="0.185cm" style:legend-expansion="wide" chart:style-name="ch2"/>
        <chart:plot-area chart:style-name="ch3" table:cell-range-address="'ConsensusTime1-'.C1:'ConsensusTime1-'.E49" chart:data-source-has-labels="row" svg:x="1.331cm" svg:y="0.963cm" svg:width="14.349cm" svg:height="6.876cm">
          <chartooo:coordinate-region svg:x="1.952cm" svg:y="1.162cm" svg:width="13.728cm" svg:height="6.478cm"/>
          <chart:axis chart:dimension="x" chart:name="primary-x" chart:style-name="ch4">
            <chart:title svg:x="7.971cm" svg:y="8.019cm" chart:style-name="ch5">
              <text:p>Height</text:p>
            </chart:title>
          </chart:axis>
          <chart:axis chart:dimension="y" chart:name="primary-y" chart:style-name="ch4">
            <chart:title svg:x="0.451cm" svg:y="5.159cm" chart:style-name="ch6">
              <text:p>Time(sec)</text:p>
            </chart:title>
            <chart:grid chart:style-name="ch7" chart:class="major"/>
          </chart:axis>
          <chart:series chart:style-name="ch8" chart:values-cell-range-address="'ConsensusTime1-'.C2:'ConsensusTime1-'.C49" chart:label-cell-address="'ConsensusTime1-'.C1:'ConsensusTime1-'.C1" chart:class="chart:area">
            <chart:data-point chart:repeated="48"/>
          </chart:series>
          <chart:series chart:style-name="ch9" chart:values-cell-range-address="'ConsensusTime1-'.D2:'ConsensusTime1-'.D49" chart:label-cell-address="'ConsensusTime1-'.D1:'ConsensusTime1-'.D1" chart:class="chart:area">
            <chart:data-point chart:repeated="48"/>
          </chart:series>
          <chart:series chart:style-name="ch10" chart:values-cell-range-address="'ConsensusTime1-'.E2:'ConsensusTime1-'.E49" chart:label-cell-address="'ConsensusTime1-'.E1:'ConsensusTime1-'.E1" chart:class="chart:area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ime</text:p>
                <draw:g>
                  <svg:desc>'ConsensusTime1-'.C1:'ConsensusTime1-'.C1</svg:desc>
                </draw:g>
              </table:table-cell>
              <table:table-cell office:value-type="string">
                <text:p>ConTimeInSec</text:p>
                <draw:g>
                  <svg:desc>'ConsensusTime1-'.D1:'ConsensusTime1-'.D1</svg:desc>
                </draw:g>
              </table:table-cell>
              <table:table-cell office:value-type="string">
                <text:p>PostTime</text:p>
                <draw:g>
                  <svg:desc>'ConsensusTime1-'.E1:'ConsensusTime1-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nsensusTime1-'.C2:'ConsensusTime1-'.C49</svg:desc>
                </draw:g>
              </table:table-cell>
              <table:table-cell office:value-type="float" office:value="1.510557162">
                <text:p>1.510557162</text:p>
                <draw:g>
                  <svg:desc>'ConsensusTime1-'.D2:'ConsensusTime1-'.D49</svg:desc>
                </draw:g>
              </table:table-cell>
              <table:table-cell office:value-type="float" office:value="0.463506631">
                <text:p>0.463506631</text:p>
                <draw:g>
                  <svg:desc>'ConsensusTime1-'.E2:'ConsensusTime1-'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2586788">
                <text:p>0.732586788</text:p>
              </table:table-cell>
              <table:table-cell office:value-type="float" office:value="0.60737867">
                <text:p>0.60737867</text:p>
              </table:table-cell>
              <table:table-cell office:value-type="float" office:value="0.499544302">
                <text:p>0.499544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1121937">
                <text:p>0.781121937</text:p>
              </table:table-cell>
              <table:table-cell office:value-type="float" office:value="2.613701217">
                <text:p>2.613701217</text:p>
              </table:table-cell>
              <table:table-cell office:value-type="float" office:value="0.522507022">
                <text:p>0.522507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5632171">
                <text:p>0.555632171</text:p>
              </table:table-cell>
              <table:table-cell office:value-type="float" office:value="2.677375432">
                <text:p>2.677375432</text:p>
              </table:table-cell>
              <table:table-cell office:value-type="float" office:value="0.751172365">
                <text:p>0.751172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9037298">
                <text:p>3.09037298</text:p>
              </table:table-cell>
              <table:table-cell office:value-type="float" office:value="0.005800361">
                <text:p>0.005800361</text:p>
              </table:table-cell>
              <table:table-cell office:value-type="float" office:value="1.028686819">
                <text:p>1.028686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2251739">
                <text:p>1.002251739</text:p>
              </table:table-cell>
              <table:table-cell office:value-type="float" office:value="2.225382313">
                <text:p>2.225382313</text:p>
              </table:table-cell>
              <table:table-cell office:value-type="float" office:value="1.130995836">
                <text:p>1.130995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348795">
                <text:p>1.63348795</text:p>
              </table:table-cell>
              <table:table-cell office:value-type="float" office:value="2.147885199">
                <text:p>2.147885199</text:p>
              </table:table-cell>
              <table:table-cell office:value-type="float" office:value="1.158946595">
                <text:p>1.158946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80468272">
                <text:p>1.680468272</text:p>
              </table:table-cell>
              <table:table-cell office:value-type="float" office:value="0.413924527">
                <text:p>0.413924527</text:p>
              </table:table-cell>
              <table:table-cell office:value-type="float" office:value="1.465697313">
                <text:p>1.465697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995522">
                <text:p>0.177995522</text:p>
              </table:table-cell>
              <table:table-cell office:value-type="float" office:value="1.509681044">
                <text:p>1.509681044</text:p>
              </table:table-cell>
              <table:table-cell office:value-type="float" office:value="1.42820337">
                <text:p>1.42820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864019">
                <text:p>0.77864019</text:p>
              </table:table-cell>
              <table:table-cell office:value-type="float" office:value="2.088986834">
                <text:p>2.088986834</text:p>
              </table:table-cell>
              <table:table-cell office:value-type="float" office:value="2.696353264">
                <text:p>2.696353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9646398">
                <text:p>1.649646398</text:p>
              </table:table-cell>
              <table:table-cell office:value-type="float" office:value="0.507575229">
                <text:p>0.507575229</text:p>
              </table:table-cell>
              <table:table-cell office:value-type="float" office:value="2.427298309">
                <text:p>2.427298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9648534">
                <text:p>1.649648534</text:p>
              </table:table-cell>
              <table:table-cell office:value-type="float" office:value="0.237341545">
                <text:p>0.237341545</text:p>
              </table:table-cell>
              <table:table-cell office:value-type="float" office:value="2.280859905">
                <text:p>2.280859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1072885">
                <text:p>0.601072885</text:p>
              </table:table-cell>
              <table:table-cell office:value-type="float" office:value="1.924794897">
                <text:p>1.924794897</text:p>
              </table:table-cell>
              <table:table-cell office:value-type="float" office:value="2.617802234">
                <text:p>2.617802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25168406">
                <text:p>4.825168406</text:p>
              </table:table-cell>
              <table:table-cell office:value-type="float" office:value="3.330185274">
                <text:p>3.330185274</text:p>
              </table:table-cell>
              <table:table-cell office:value-type="float" office:value="2.63258616">
                <text:p>2.63258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70775043">
                <text:p>3.670775043</text:p>
              </table:table-cell>
              <table:table-cell office:value-type="float" office:value="2.208390581">
                <text:p>2.208390581</text:p>
              </table:table-cell>
              <table:table-cell office:value-type="float" office:value="2.485554248">
                <text:p>2.485554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83730186">
                <text:p>4.083730186</text:p>
              </table:table-cell>
              <table:table-cell office:value-type="float" office:value="0.440882795">
                <text:p>0.440882795</text:p>
              </table:table-cell>
              <table:table-cell office:value-type="float" office:value="2.282407051">
                <text:p>2.282407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1327588">
                <text:p>2.331327588</text:p>
              </table:table-cell>
              <table:table-cell office:value-type="float" office:value="2.926791461">
                <text:p>2.926791461</text:p>
              </table:table-cell>
              <table:table-cell office:value-type="float" office:value="2.294431095">
                <text:p>2.294431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99386822">
                <text:p>4.299386822</text:p>
              </table:table-cell>
              <table:table-cell office:value-type="float" office:value="0.903546284">
                <text:p>0.903546284</text:p>
              </table:table-cell>
              <table:table-cell office:value-type="float" office:value="2.423946894">
                <text:p>2.423946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00829826">
                <text:p>4.00829826</text:p>
              </table:table-cell>
              <table:table-cell office:value-type="float" office:value="0.304660588">
                <text:p>0.304660588</text:p>
              </table:table-cell>
              <table:table-cell office:value-type="float" office:value="2.444541056">
                <text:p>2.444541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2412844">
                <text:p>3.82412844</text:p>
              </table:table-cell>
              <table:table-cell office:value-type="float" office:value="0.196993513">
                <text:p>0.196993513</text:p>
              </table:table-cell>
              <table:table-cell office:value-type="float" office:value="2.292228191">
                <text:p>2.292228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7145465">
                <text:p>-0.57145465</text:p>
              </table:table-cell>
              <table:table-cell office:value-type="float" office:value="3.24683079">
                <text:p>3.24683079</text:p>
              </table:table-cell>
              <table:table-cell office:value-type="float" office:value="1.956123636">
                <text:p>1.956123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44288369">
                <text:p>1.244288369</text:p>
              </table:table-cell>
              <table:table-cell office:value-type="float" office:value="0.51237336">
                <text:p>0.51237336</text:p>
              </table:table-cell>
              <table:table-cell office:value-type="float" office:value="2.273888287">
                <text:p>2.273888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39827568">
                <text:p>1.239827568</text:p>
              </table:table-cell>
              <table:table-cell office:value-type="float" office:value="0.916198195">
                <text:p>0.916198195</text:p>
              </table:table-cell>
              <table:table-cell office:value-type="float" office:value="2.383664477">
                <text:p>2.3836644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9696468">
                <text:p>1.799696468</text:p>
              </table:table-cell>
              <table:table-cell office:value-type="float" office:value="0.331999364">
                <text:p>0.331999364</text:p>
              </table:table-cell>
              <table:table-cell office:value-type="float" office:value="2.187183912">
                <text:p>2.187183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442163227">
                <text:p>-1.442163227</text:p>
              </table:table-cell>
              <table:table-cell office:value-type="float" office:value="2.926317465">
                <text:p>2.926317465</text:p>
              </table:table-cell>
              <table:table-cell office:value-type="float" office:value="2.161616002">
                <text:p>2.161616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0960523">
                <text:p>0.940960523</text:p>
              </table:table-cell>
              <table:table-cell office:value-type="float" office:value="0.507900693">
                <text:p>0.507900693</text:p>
              </table:table-cell>
              <table:table-cell office:value-type="float" office:value="2.094838752">
                <text:p>2.094838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0799971">
                <text:p>0.670799971</text:p>
              </table:table-cell>
              <table:table-cell office:value-type="float" office:value="0.56826127">
                <text:p>0.56826127</text:p>
              </table:table-cell>
              <table:table-cell office:value-type="float" office:value="1.908848647">
                <text:p>1.908848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05033492">
                <text:p>-0.205033492</text:p>
              </table:table-cell>
              <table:table-cell office:value-type="float" office:value="0.216761751">
                <text:p>0.216761751</text:p>
              </table:table-cell>
              <table:table-cell office:value-type="float" office:value="2.579541629">
                <text:p>2.579541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9916759">
                <text:p>1.079916759</text:p>
              </table:table-cell>
              <table:table-cell office:value-type="float" office:value="0.001024968">
                <text:p>0.001024968</text:p>
              </table:table-cell>
              <table:table-cell office:value-type="float" office:value="2.351218529">
                <text:p>2.351218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21308">
                <text:p>0.3221308</text:p>
              </table:table-cell>
              <table:table-cell office:value-type="float" office:value="0.508672867">
                <text:p>0.508672867</text:p>
              </table:table-cell>
              <table:table-cell office:value-type="float" office:value="2.484046125">
                <text:p>2.484046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33181019999998">
                <text:p>0.0833181019999998</text:p>
              </table:table-cell>
              <table:table-cell office:value-type="float" office:value="1.010434155">
                <text:p>1.010434155</text:p>
              </table:table-cell>
              <table:table-cell office:value-type="float" office:value="2.776207679">
                <text:p>2.776207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94211429">
                <text:p>-0.494211429</text:p>
              </table:table-cell>
              <table:table-cell office:value-type="float" office:value="3.128664216">
                <text:p>3.128664216</text:p>
              </table:table-cell>
              <table:table-cell office:value-type="float" office:value="3.301927629">
                <text:p>3.301927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3499099">
                <text:p>0.243499099</text:p>
              </table:table-cell>
              <table:table-cell office:value-type="float" office:value="0.001481301">
                <text:p>0.001481301</text:p>
              </table:table-cell>
              <table:table-cell office:value-type="float" office:value="3.286599504">
                <text:p>3.286599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12834070000001">
                <text:p>0.0312834070000001</text:p>
              </table:table-cell>
              <table:table-cell office:value-type="float" office:value="1.108016874">
                <text:p>1.108016874</text:p>
              </table:table-cell>
              <table:table-cell office:value-type="float" office:value="2.663109447">
                <text:p>2.663109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5368554">
                <text:p>0.135368554</text:p>
              </table:table-cell>
              <table:table-cell office:value-type="float" office:value="0.960675611">
                <text:p>0.960675611</text:p>
              </table:table-cell>
              <table:table-cell office:value-type="float" office:value="2.449676155">
                <text:p>2.449676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35336909999999">
                <text:p>0.0335336909999999</text:p>
              </table:table-cell>
              <table:table-cell office:value-type="float" office:value="0.276203236">
                <text:p>0.276203236</text:p>
              </table:table-cell>
              <table:table-cell office:value-type="float" office:value="2.518802977">
                <text:p>2.5188029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45539022">
                <text:p>1.145539022</text:p>
              </table:table-cell>
              <table:table-cell office:value-type="float" office:value="0.045365739">
                <text:p>0.045365739</text:p>
              </table:table-cell>
              <table:table-cell office:value-type="float" office:value="2.400755271">
                <text:p>2.400755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9349693">
                <text:p>0.839349693</text:p>
              </table:table-cell>
              <table:table-cell office:value-type="float" office:value="0.025994973">
                <text:p>0.025994973</text:p>
              </table:table-cell>
              <table:table-cell office:value-type="float" office:value="2.233835366">
                <text:p>2.233835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4944">
                <text:p>0.6414944</text:p>
              </table:table-cell>
              <table:table-cell office:value-type="float" office:value="0.506841561">
                <text:p>0.506841561</text:p>
              </table:table-cell>
              <table:table-cell office:value-type="float" office:value="2.172033703">
                <text:p>2.1720337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09077591">
                <text:p>1.309077591</text:p>
              </table:table-cell>
              <table:table-cell office:value-type="float" office:value="0.605829615">
                <text:p>0.605829615</text:p>
              </table:table-cell>
              <table:table-cell office:value-type="float" office:value="1.859952826">
                <text:p>1.859952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79419681">
                <text:p>-1.479419681</text:p>
              </table:table-cell>
              <table:table-cell office:value-type="float" office:value="2.441751562">
                <text:p>2.441751562</text:p>
              </table:table-cell>
              <table:table-cell office:value-type="float" office:value="2.061638167">
                <text:p>2.0616381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10881369">
                <text:p>1.110881369</text:p>
              </table:table-cell>
              <table:table-cell office:value-type="float" office:value="0.507805967">
                <text:p>0.507805967</text:p>
              </table:table-cell>
              <table:table-cell office:value-type="float" office:value="2.178492824">
                <text:p>2.178492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81256094">
                <text:p>2.381256094</text:p>
              </table:table-cell>
              <table:table-cell office:value-type="float" office:value="0.433170167">
                <text:p>0.433170167</text:p>
              </table:table-cell>
              <table:table-cell office:value-type="float" office:value="1.965483627">
                <text:p>1.9654836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21446886">
                <text:p>1.221446886</text:p>
              </table:table-cell>
              <table:table-cell office:value-type="float" office:value="0.380995533">
                <text:p>0.380995533</text:p>
              </table:table-cell>
              <table:table-cell office:value-type="float" office:value="2.778167629">
                <text:p>2.778167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6095602">
                <text:p>0.596095602</text:p>
              </table:table-cell>
              <table:table-cell office:value-type="float" office:value="0.205251623">
                <text:p>0.205251623</text:p>
              </table:table-cell>
              <table:table-cell office:value-type="float" office:value="3.123562855">
                <text:p>3.1235628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8721168">
                <text:p>0.528721168</text:p>
              </table:table-cell>
              <table:table-cell office:value-type="float" office:value="0.706376754">
                <text:p>0.706376754</text:p>
              </table:table-cell>
              <table:table-cell office:value-type="float" office:value="2.755411902">
                <text:p>2.755411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5082875">
                <text:p>0.425082875</text:p>
              </table:table-cell>
              <table:table-cell office:value-type="float" office:value="0.612235392">
                <text:p>0.612235392</text:p>
              </table:table-cell>
              <table:table-cell office:value-type="float" office:value="2.798661765">
                <text:p>2.798661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13814745">
                <text:p>0.613814745</text:p>
              </table:table-cell>
              <table:table-cell office:value-type="float" office:value="0.51068845">
                <text:p>0.51068845</text:p>
              </table:table-cell>
              <table:table-cell office:value-type="float" office:value="2.545826917">
                <text:p>2.545826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